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11a" officeooo:paragraph-rsid="001c811a"/>
    </style:style>
    <style:style style:name="P2" style:family="paragraph" style:parent-style-name="Standard">
      <style:paragraph-properties fo:text-align="center" style:justify-single-word="false"/>
      <style:text-properties officeooo:rsid="001c811a" officeooo:paragraph-rsid="001c811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11a" officeooo:paragraph-rsid="001c811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Ginoza</text:p>
      <text:p text:style-name="P1">Computer Science 210</text:p>
      <text:p text:style-name="P1">October 20, 2014</text:p>
      <text:p text:style-name="P1"/>
      <text:p text:style-name="P2">PROJECT WORDSOUP</text:p>
      <text:p text:style-name="P1"/>
      <text:p text:style-name="P3">1) Output where all letters are guessed</text:p>
      <text:p text:style-name="P1"/>
      <text:p text:style-name="P1">Welcome to WordSoup!</text:p>
      <text:p text:style-name="P1"/>
      <text:p text:style-name="P1">I am thinking of a word. The word is _ _ _ _ * * . Round score is 6.</text:p>
      <text:p text:style-name="P1"/>
      <text:p text:style-name="P1">Guess a letter?</text:p>
      <text:p text:style-name="P1">e</text:p>
      <text:p text:style-name="P1">Correct! The word is _ e _ _ * * . Round score is 6</text:p>
      <text:p text:style-name="P1">Guess a letter?</text:p>
      <text:p text:style-name="P1">l</text:p>
      <text:p text:style-name="P1">No! The word is _ e _ _ * * . Round score is 5</text:p>
      <text:p text:style-name="P1">Guess a letter?</text:p>
      <text:p text:style-name="P1">m</text:p>
      <text:p text:style-name="P1">Correct! The word is m e _ _ * * . Round score is 5</text:p>
      <text:p text:style-name="P1">Guess a letter?</text:p>
      <text:p text:style-name="P1">e</text:p>
      <text:p text:style-name="P1">Correct! The word is m e _ _ * * . Round score is 5</text:p>
      <text:p text:style-name="P1">Guess a letter?</text:p>
      <text:p text:style-name="P1">t</text:p>
      <text:p text:style-name="P1">Correct! The word is m e t _ * * . Round score is 5</text:p>
      <text:p text:style-name="P1">Guess a letter?</text:p>
      <text:p text:style-name="P1">h</text:p>
      <text:p text:style-name="P1">Correct! The word is m e t h * * . Round score is 5</text:p>
      <text:p text:style-name="P1">Guess a letter?</text:p>
      <text:p text:style-name="P1">o</text:p>
      <text:p text:style-name="P1">Correct! The word is m e t h * * . Round score is 5</text:p>
      <text:p text:style-name="P1">Guess a letter?</text:p>
      <text:p text:style-name="P1">d</text:p>
      <text:p text:style-name="P1">Correct! <text:s/>The final state of you word was:</text:p>
      <text:p text:style-name="P1">m e t h * * </text:p>
      <text:p text:style-name="P1">Correct word was:</text:p>
      <text:p text:style-name="P1">method</text:p>
      <text:p text:style-name="P1">Your round score is 5. Game tally is 5.</text:p>
      <text:p text:style-name="P1">Do you want to play again? (y/n) y</text:p>
      <text:p text:style-name="P1"/>
      <text:p text:style-name="P3">2) Output where user loses the round</text:p>
      <text:p text:style-name="P1"/>
      <text:p text:style-name="P1">Welcome to WordSoup!</text:p>
      <text:p text:style-name="P1"/>
      <text:p text:style-name="P1">I am thinking of a word. The word is _ _ _ _ _ _ _ _ . Round score is 8.</text:p>
      <text:p text:style-name="P1"/>
      <text:p text:style-name="P1">Guess a letter?</text:p>
      <text:p text:style-name="P1"><text:soft-page-break/>g</text:p>
      <text:p text:style-name="P1">Correct! The word is g _ g _ _ _ _ _ . Round score is 8</text:p>
      <text:p text:style-name="P1">Guess a letter?</text:p>
      <text:p text:style-name="P1">l</text:p>
      <text:p text:style-name="P1">No! The word is g _ g _ _ _ _ _ . Round score is 7</text:p>
      <text:p text:style-name="P1">Guess a letter?</text:p>
      <text:p text:style-name="P1">l</text:p>
      <text:p text:style-name="P1">No! The word is g _ g _ _ _ _ _ . Round score is 6</text:p>
      <text:p text:style-name="P1">Guess a letter?</text:p>
      <text:p text:style-name="P1">l</text:p>
      <text:p text:style-name="P1">No! The word is g _ g _ _ _ _ _ . Round score is 5</text:p>
      <text:p text:style-name="P1">Guess a letter?</text:p>
      <text:p text:style-name="P1">l</text:p>
      <text:p text:style-name="P1">No! The word is g _ g _ _ _ _ _ . Round score is 4</text:p>
      <text:p text:style-name="P1">Guess a letter?</text:p>
      <text:p text:style-name="P1">l</text:p>
      <text:p text:style-name="P1">No! The word is g _ g _ _ _ _ _ . Round score is 3</text:p>
      <text:p text:style-name="P1">Guess a letter?</text:p>
      <text:p text:style-name="P1">l</text:p>
      <text:p text:style-name="P1">No! The word is g _ g _ _ _ _ _ . Round score is 2</text:p>
      <text:p text:style-name="P1">Guess a letter?</text:p>
      <text:p text:style-name="P1">l</text:p>
      <text:p text:style-name="P1">No! The word is g _ g _ _ _ _ _ . Round score is 1</text:p>
      <text:p text:style-name="P1">Guess a letter?</text:p>
      <text:p text:style-name="P1">l</text:p>
      <text:p text:style-name="P1">You lost the round! The final state of you word was:</text:p>
      <text:p text:style-name="P1">g _ g _ _ _ _ _ </text:p>
      <text:p text:style-name="P1">Correct word was:</text:p>
      <text:p text:style-name="P1">gigantic</text:p>
      <text:p text:style-name="P1">Your round score is 0. Game tally is 5.</text:p>
      <text:p text:style-name="P1">Do you want to play again? (y/n) y</text:p>
      <text:p text:style-name="P1"/>
      <text:p text:style-name="P3">3) Output with correct guess</text:p>
      <text:p text:style-name="P1"/>
      <text:p text:style-name="P1">Welcome to WordSoup!</text:p>
      <text:p text:style-name="P1"/>
      <text:p text:style-name="P1">I am thinking of a word. The word is _ * _ _ _ _ _ * _ . Round score is 9.</text:p>
      <text:p text:style-name="P1"/>
      <text:p text:style-name="P1">Guess a letter?</text:p>
      <text:p text:style-name="P1">e</text:p>
      <text:p text:style-name="P1">Correct! The word is _ * _ e _ _ _ * e . Round score is 9</text:p>
      <text:p text:style-name="P1">Guess a letter?</text:p>
      <text:p text:style-name="P1">i</text:p>
      <text:p text:style-name="P1">Correct! The word is i * _ e _ i _ * e . Round score is 9</text:p>
      <text:p text:style-name="P1">Guess a letter?</text:p>
      <text:p text:style-name="P1">l</text:p>
      <text:p text:style-name="P1">No! The word is i * _ e _ i _ * e . Round score is 8</text:p>
      <text:p text:style-name="P1">Guess a letter?</text:p>
      <text:p text:style-name="P1">!</text:p>
      <text:p text:style-name="P1"><text:soft-page-break/>What is your guess?</text:p>
      <text:p text:style-name="P1">immediate</text:p>
      <text:p text:style-name="P1"/>
      <text:p text:style-name="P1">You guessed the word correctly!</text:p>
      <text:p text:style-name="P1"/>
      <text:p text:style-name="P1">Your round score is 8, doubled to 16. Game tally is 21.</text:p>
      <text:p text:style-name="P1">Do you want to play again? (y/n) y</text:p>
      <text:p text:style-name="P1"/>
      <text:p text:style-name="P3">4) Output where user guesses incorrectly</text:p>
      <text:p text:style-name="P1"/>
      <text:p text:style-name="P1">Welcome to WordSoup!</text:p>
      <text:p text:style-name="P1"/>
      <text:p text:style-name="P1">I am thinking of a word. The word is _ _ _ _ _ _ * _ . Round score is 8.</text:p>
      <text:p text:style-name="P1"/>
      <text:p text:style-name="P1">Guess a letter?</text:p>
      <text:p text:style-name="P1">a</text:p>
      <text:p text:style-name="P1">Correct! The word is _ a _ a _ a * _ . Round score is 8</text:p>
      <text:p text:style-name="P1">Guess a letter?</text:p>
      <text:p text:style-name="P1">i</text:p>
      <text:p text:style-name="P1">No! The word is _ a _ a _ a * _ . Round score is 7</text:p>
      <text:p text:style-name="P1">Guess a letter?</text:p>
      <text:p text:style-name="P1">!</text:p>
      <text:p text:style-name="P1">What is your guess?</text:p>
      <text:p text:style-name="P1">data</text:p>
      <text:p text:style-name="P1">That guess was terrible!</text:p>
      <text:p text:style-name="P1"/>
      <text:p text:style-name="P1">Your round score is 7, doubled to 14</text:p>
      <text:p text:style-name="P1">Your Game Tally is being penalized by -14. Game tally is 7.</text:p>
      <text:p text:style-name="P1">Do you want to play again? (y/n) y</text:p>
      <text:p text:style-name="P1"/>
      <text:p text:style-name="P3">5) Output with a hint and an attempt to get another hint, which doesn't give another hint also a correct forfeit procedure</text:p>
      <text:p text:style-name="P1"/>
      <text:p text:style-name="P1">Welcome to WordSoup!</text:p>
      <text:p text:style-name="P1"/>
      <text:p text:style-name="P1">I am thinking of a word. The word is _ _ _ _ _ _ _ _ _ . Round score is 9.</text:p>
      <text:p text:style-name="P1"/>
      <text:p text:style-name="P1">Guess a letter?</text:p>
      <text:p text:style-name="P1">p</text:p>
      <text:p text:style-name="P1">Correct! The word is p _ _ _ _ _ _ _ _ . Round score is 9</text:p>
      <text:p text:style-name="P1">Guess a letter?</text:p>
      <text:p text:style-name="P1">r</text:p>
      <text:p text:style-name="P1">Correct! The word is p r _ _ _ _ _ _ r . Round score is 9</text:p>
      <text:p text:style-name="P1">Guess a letter?</text:p>
      <text:p text:style-name="P1">?</text:p>
      <text:p text:style-name="P1">Here's a hint! You are now out of hints.</text:p>
      <text:p text:style-name="P1">The word is p r o _ _ _ _ _ r . Round score is 8.</text:p>
      <text:p text:style-name="P1"/>
      <text:p text:style-name="P1">Guess a letter?</text:p>
      <text:p text:style-name="P1"><text:soft-page-break/>?</text:p>
      <text:p text:style-name="P1">I'm sorry, you are out of hints!</text:p>
      <text:p text:style-name="P1">The word is p r o _ _ _ _ _ r . Round score is 8.</text:p>
      <text:p text:style-name="P1"/>
      <text:p text:style-name="P1">Guess a letter?</text:p>
      <text:p text:style-name="P1">.</text:p>
      <text:p text:style-name="P1">You forfeited the round!</text:p>
      <text:p text:style-name="P1"><text:s/>The final state of you word was:</text:p>
      <text:p text:style-name="P1">p r o _ _ _ _ _ r </text:p>
      <text:p text:style-name="P1">Correct word was:</text:p>
      <text:p text:style-name="P1">processor</text:p>
      <text:p text:style-name="P1">Your round score is 0. Game tally is 7.</text:p>
      <text:p text:style-name="P1">Do you want to play again? (y/n) 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5:26:54.180993422</meta:creation-date>
    <dc:date>2014-10-20T15:48:20.089630177</dc:date>
    <meta:editing-duration>PT6M5S</meta:editing-duration>
    <meta:editing-cycles>1</meta:editing-cycles>
    <meta:document-statistic meta:table-count="0" meta:image-count="0" meta:object-count="0" meta:page-count="4" meta:paragraph-count="133" meta:word-count="896" meta:character-count="3381" meta:non-whitespace-character-count="2613"/>
    <meta:generator>LibreOffice/4.2.4.2$Linux_X86_64 LibreOffice_project/420m0$Build-2</meta:generator>
  </office:meta>
</office:document-meta>
</file>